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itre" style:master-page-name="MP0" style:family="paragraph">
      <style:paragraph-properties fo:break-before="page"/>
      <style:text-properties fo:language="fr" fo:country="FR"/>
    </style:style>
    <style:style style:name="P2" style:parent-style-name="Textbody" style:family="paragraph">
      <style:text-properties fo:language="fr" fo:country="FR"/>
    </style:style>
    <style:style style:name="P3" style:parent-style-name="Textbody" style:family="paragraph">
      <style:paragraph-properties fo:text-align="justify"/>
      <style:text-properties fo:language="fr" fo:country="FR"/>
    </style:style>
    <style:style style:name="P4" style:parent-style-name="Textbody" style:family="paragraph">
      <style:paragraph-properties fo:text-align="justify"/>
      <style:text-properties fo:language="fr" fo:country="FR"/>
    </style:style>
    <style:style style:name="P5" style:parent-style-name="Textbody" style:family="paragraph">
      <style:paragraph-properties fo:text-align="justify"/>
      <style:text-properties fo:language="fr" fo:country="FR"/>
    </style:style>
    <style:style style:name="P6" style:parent-style-name="Textbody" style:family="paragraph">
      <style:paragraph-properties fo:text-align="justify"/>
      <style:text-properties fo:language="fr" fo:country="FR"/>
    </style:style>
    <style:style style:name="P7" style:parent-style-name="Textbody" style:family="paragraph">
      <style:paragraph-properties fo:text-align="justify"/>
      <style:text-properties fo:language="fr" fo:country="FR"/>
    </style:style>
    <style:style style:name="P8" style:parent-style-name="Textbody" style:family="paragraph">
      <style:paragraph-properties fo:text-align="justify"/>
      <style:text-properties fo:language="fr" fo:country="FR"/>
    </style:style>
  </office:automatic-styles>
  <office:body>
    <office:text text:use-soft-page-breaks="true">
      <text:p text:style-name="P1">Miniprojet Java RMI</text:p>
      <text:p text:style-name="P2"/>
      <text:p text:style-name="P3">Le protocole HTTPStreaming garde<text:s/>une connexion ouverte<text:s/>durant toute la durée du stream. Ce qui se traduirait en Java RMI par l’exécution d’une unique méthode. Ce<text:s/>qui implique que soit le serveur ne peut gérer qu’un client à la fois, soit mettre en place du multithreading ce qui n’est pas satisfaisant dès qu’il y a un nombre conséquent de clients.</text:p>
      <text:p text:style-name="P4"/>
      <text:p text:style-name="P5">Le principal problème<text:s/>avec RMI est qu’il fonctionne sur un système de callback, et que nous n’avons pas la main mise sur ce mécanisme, notamment à cause du niveau d’abstraction de la technologie. De ce fait, l’implémentation d’un web hook qui repose sur ces callbacks<text:s/>et ces fermetures de connexion sont particulièrement adapté pour RMI. A contrario, le http streaming demande de garder cette connexion pendant la durée du transfert, ce qui est très compliqué à<text:s/>faire/simuler.<text:line-break/></text:p>
      <text:p text:style-name="P6"><text:line-break/>Il faudrait, pour l’implémenter, réussir<text:s/>à<text:s/>passer outre la limitation RMI en ayant un client et un serveur qui échangent en continue, mais il resterait toujours ce<text:s/>problème<text:s/>de connexion interrompue.<text:s/>La principale barrière pourrait être « effacée » avec l’implémentation d’une boucle d’appel serveur du coté client, qui permettrait de contourner l’interruption de connexion et la non utilisation<text:s/>des callbacks. Cependant, cette implémentation<text:s/>possède<text:s/>aussi ses limites, puisqu’elle ne retransmet pas exactement ce mécanisme de http streaming puisque le client doit appeler le serveur a intervalle régulier pour relancer la connexion et donc la<text:s/>réception<text:s/>des différentes données.</text:p>
      <text:p text:style-name="P7"/>
      <text:p text:style-name="P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En-tête" style:display-name="En-tête" style:family="paragraph" style:parent-style-name="Standard">
      <style:paragraph-properties text:number-lines="false">
        <style:tab-stops>
          <style:tab-stop style:type="center" style:position="3.4625in"/>
          <style:tab-stop style:type="right" style:position="6.925in"/>
        </style:tab-stops>
      </style:paragraph-properties>
      <style:text-properties fo:hyphenate="false"/>
    </style:style>
    <style:style style:name="Titre" style:display-name="Titre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Pieddepage" style:display-name="Pied de page" style:family="paragraph" style:parent-style-name="Normal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style:font-size-complex="10.5pt" fo:hyphenate="false"/>
    </style:style>
    <style:style style:name="PieddepageCar" style:display-name="Pied de page Car" style:family="text" style:parent-style-name="Policepardéfaut">
      <style:text-properties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</office:automatic-styles>
  <office:master-styles>
    <style:master-page style:name="MP0" style:page-layout-name="PL0">
      <style:header>
        <text:p text:style-name="En-tête">DALLA-NORA Enzo</text:p>
        <text:p text:style-name="En-tête">Greaux Thomas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Enzo</dc:creator>
    <meta:creation-date>2017-10-20T23:40:00Z</meta:creation-date>
    <dc:date>2018-04-20T10:09:00Z</dc:date>
    <meta:template xlink:href="Normal.dotm" xlink:type="simple"/>
    <meta:editing-cycles>12</meta:editing-cycles>
    <meta:editing-duration>PT6240S</meta:editing-duration>
    <meta:document-statistic meta:page-count="1" meta:paragraph-count="3" meta:word-count="235" meta:character-count="1527" meta:row-count="10" meta:non-whitespace-character-count="1295"/>
  </office:meta>
</office:document-meta>
</file>